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7.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903cm" fo:break-before="auto" style:use-optimal-row-height="false"/>
    </style:style>
    <style:style style:name="ro4" style:family="table-row">
      <style:table-row-properties style:row-height="2.967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1.305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2.589cm" fo:break-before="auto" style:use-optimal-row-height="false"/>
    </style:style>
    <style:style style:name="ro9" style:family="table-row">
      <style:table-row-properties style:row-height="1.334cm" fo:break-before="auto" style:use-optimal-row-height="false"/>
    </style:style>
    <style:style style:name="ro10" style:family="table-row">
      <style:table-row-properties style:row-height="2.33cm" fo:break-before="auto" style:use-optimal-row-height="false"/>
    </style:style>
    <style:style style:name="ro11" style:family="table-row">
      <style:table-row-properties style:row-height="0.924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wrap-option="wrap" fo:border="0.06pt solid #b3b3b3" style:vertical-align="middle"/>
      <style:paragraph-properties fo:text-align="center" fo:margin-left="0cm"/>
      <style:text-properties style:font-name="Ubuntu"/>
    </style:style>
    <style:style style:name="ce2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cm"/>
      <style:text-properties style:font-name="Ubuntu" style:font-name-asian="DejaVu Sans" style:font-name-complex="DejaVu Sans"/>
    </style:style>
    <style:style style:name="ce6" style:family="table-cell" style:parent-style-name="Default">
      <style:text-properties style:font-name="Ubuntu"/>
    </style:style>
    <style:style style:name="ce7" style:family="table-cell" style:parent-style-name="Default">
      <style:table-cell-properties fo:background-color="#579d1c" style:text-align-source="fix" style:repeat-content="false" fo:wrap-option="wrap" fo:border="0.06pt solid #b3b3b3" style:vertical-align="middle"/>
      <style:paragraph-properties fo:text-align="center" fo:margin-left="0cm"/>
      <style:text-properties style:use-window-font-color="true" style:font-name="Ubuntu"/>
    </style:style>
    <style:style style:name="ce8" style:family="table-cell" style:parent-style-name="Default">
      <style:table-cell-properties fo:background-color="#e6e6ff" style:text-align-source="fix" style:repeat-content="false" fo:wrap-option="wrap" fo:border="0.06pt solid #b3b3b3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11" style:family="table-cell" style:parent-style-name="Default">
      <style:table-cell-properties style:text-align-source="fix" style:repeat-content="false" fo:wrap-option="wrap" fo:border="0.06pt solid #b3b3b3" style:vertical-align="middle"/>
      <style:paragraph-properties fo:text-align="center" fo:margin-left="0cm"/>
      <style:text-properties style:font-name="Ubuntu"/>
    </style:style>
    <style:style style:name="ce12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cm"/>
      <style:text-properties fo:color="#008000" style:font-name="Ubuntu"/>
    </style:style>
    <style:style style:name="ce13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use-window-font-color="true" style:font-name="Ubuntu"/>
    </style:style>
    <style:style style:name="T1" style:family="text">
      <style:text-properties style:font-name="OpenSymbol"/>
    </style:style>
    <style:style style:name="T2" style:family="text">
      <style:text-properties fo:color="#008000"/>
    </style:style>
    <style:style style:name="T3" style:family="text">
      <style:text-properties fo:color="#ff950e"/>
    </style:style>
    <style:style style:name="T4" style:family="text">
      <style:text-properties fo:color="#dc2300"/>
    </style:style>
    <style:style style:name="T5" style:family="text">
      <style:text-properties style:use-window-font-color="true"/>
    </style:style>
    <style:style style:name="T6" style:family="text">
      <style:text-properties style:font-name="StarSymbol" style:font-name-asian="StarBats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1019" table:default-cell-style-name="ce6"/>
        <table:table-row table:style-name="ro1">
          <table:table-cell table:style-name="Default"/>
          <table:table-cell table:style-name="ce7" office:value-type="string" calcext:value-type="string">
            <text:p>mode.state.memory.default.State_A</text:p>
          </table:table-cell>
          <table:table-cell table:style-name="ce7" office:value-type="string" calcext:value-type="string">
            <text:p>mode.state.memory.default.State_B</text:p>
          </table:table-cell>
          <table:table-cell table:style-name="ce7" office:value-type="string" calcext:value-type="string">
            <text:p>mode.state.memory.default.State_C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ommand names <text:span text:style-name="T1"></text:span></text:p>
          </table:table-cell>
          <table:table-cell table:style-name="ce8" office:value-type="string" calcext:value-type="string">
            <text:p>Stopped, exploring</text:p>
          </table:table-cell>
          <table:table-cell table:style-name="ce8" office:value-type="string" calcext:value-type="string">
            <text:p>Playing, not exploring</text:p>
          </table:table-cell>
          <table:table-cell table:style-name="ce8" office:value-type="string" calcext:value-type="string">
            <text:p>Playing or Paused, exploring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VE_TO_ PARENT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<text:span text:style-name="T4">switch to State C</text:span></text:p>
          </table:table-cell>
          <table:table-cell table:style-name="ce13" office:value-type="string" calcext:value-type="string">
            <text:p>update xnod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OVE_TO_ 1ST_CHILD <text:s text:c="5"/>xnode is a <text:s/>leaf</text:p>
          </table:table-cell>
          <table:table-cell table:style-name="ce9" office:value-type="string" calcext:value-type="string">
            <text:p>like SELECT: set head to xnode, <text:span text:style-name="T2">start playing,</text:span><text:span text:style-name="T3"> </text:span><text:span text:style-name="T4">switch to State B</text:span></text:p>
          </table:table-cell>
          <table:table-cell table:style-name="ce10" office:value-type="string" calcext:value-type="string">
            <text:p>no action</text:p>
          </table:table-cell>
          <table:table-cell table:style-name="ce9" office:value-type="string" calcext:value-type="string">
            <text:p>like SELECT : <text:s text:c="60"/>if xnode<text:span text:style-name="T6">≠</text:span>head then set head to xnode, <text:span text:style-name="T2">start playing,</text:span><text:span text:style-name="T3"> </text:span><text:span text:style-name="T4">switch to State B, <text:s text:c="35"/></text:span><text:span text:style-name="T5">if xnode==head and music is paused, </text:span><text:span text:style-name="T2">toggle pause (play again),</text:span><text:span text:style-name="T4"> </text:span><text:span text:style-name="T5">and </text:span><text:span text:style-name="T4">switch to State B <text:s text:c="7"/></text:span><text:span text:style-name="T5">if xnode==head and music is playing, </text:span><text:span text:style-name="T4">switch to State B</text:span>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MOVE_TO_ 1ST_CHILD <text:s text:c="5"/>xnode is an inode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impossible case</text:p>
          </table:table-cell>
          <table:table-cell table:style-name="ce10" office:value-type="string" calcext:value-type="string">
            <text:p>update xnode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MOVE_TO_ NODE_NEXT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<text:span text:style-name="T5">(if new is a leaf update head and </text:span><text:span text:style-name="T2">start playing, </text:span><text:span text:style-name="T5">else </text:span><text:span text:style-name="T2">stop</text:span><text:span text:style-name="T5"> and </text:span><text:span text:style-name="T4">switch to State A</text:span><text:span text:style-name="T5">)</text:span></text:p>
          </table:table-cell>
          <table:table-cell table:style-name="ce9" office:value-type="string" calcext:value-type="string">
            <text:p>update xnode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MOVE_TO_ NODE_PREV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<text:span text:style-name="T5">(if new is a leaf update head and </text:span><text:span text:style-name="T2">start playing, </text:span><text:span text:style-name="T5">else </text:span><text:span text:style-name="T2">stop</text:span><text:span text:style-name="T5"> and </text:span><text:span text:style-name="T4">switch to State A</text:span><text:span text:style-name="T5">)</text:span></text:p>
          </table:table-cell>
          <table:table-cell table:style-name="ce9" office:value-type="string" calcext:value-type="string">
            <text:p>update xnode</text:p>
          </table:table-cell>
          <table:table-cell table:number-columns-repeated="1019"/>
        </table:table-row>
        <table:table-row table:style-name="ro8">
          <table:table-cell table:style-name="ce4" office:value-type="string" calcext:value-type="string">
            <text:p>SELECT – xnode is a leaf</text:p>
          </table:table-cell>
          <table:table-cell table:style-name="ce9" office:value-type="string" calcext:value-type="string">
            <text:p>set head to xnode, <text:span text:style-name="T2">start playing,</text:span><text:span text:style-name="T3"> </text:span><text:span text:style-name="T4">switch to State B</text:span></text:p>
          </table:table-cell>
          <table:table-cell table:style-name="ce12" office:value-type="string" calcext:value-type="string">
            <text:p>pause playing, <text:span text:style-name="T4">switch to State C</text:span></text:p>
          </table:table-cell>
          <table:table-cell table:style-name="ce9" office:value-type="string" calcext:value-type="string">
            <text:p>if xnode<text:span text:style-name="T6">≠</text:span>head then set head to xnode, <text:span text:style-name="T2">start playing,</text:span><text:span text:style-name="T3"> </text:span><text:span text:style-name="T4">switch to State B, <text:s text:c="35"/></text:span><text:span text:style-name="T5">if xnode==head and music is paused, </text:span><text:span text:style-name="T2">toggle pause (play again),</text:span><text:span text:style-name="T4"> </text:span><text:span text:style-name="T5">and </text:span><text:span text:style-name="T4">switch to State B <text:s text:c="7"/></text:span><text:span text:style-name="T5">if xnode==head and music is playing, </text:span><text:span text:style-name="T4">switch to State B</text:span></text:p>
          </table:table-cell>
          <table:table-cell table:number-columns-repeated="1019"/>
        </table:table-row>
        <table:table-row table:style-name="ro9">
          <table:table-cell table:style-name="ce4" office:value-type="string" calcext:value-type="string">
            <text:p>SELECT – xnode is an inode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impossible case</text:p>
          </table:table-cell>
          <table:table-cell table:style-name="ce9" office:value-type="string" calcext:value-type="string">
            <text:p>update xnode</text:p>
          </table:table-cell>
          <table:table-cell table:number-columns-repeated="1019"/>
        </table:table-row>
        <table:table-row table:style-name="ro10">
          <table:table-cell table:style-name="ce5" office:value-type="string" calcext:value-type="string">
            <text:p>ESC</text:p>
          </table:table-cell>
          <table:table-cell table:style-name="ce9" office:value-type="string" calcext:value-type="string">
            <text:p>no action</text:p>
          </table:table-cell>
          <table:table-cell table:style-name="ce12" office:value-type="string" calcext:value-type="string">
            <text:p>pause playing, <text:span text:style-name="T4">switch to State C</text:span></text:p>
          </table:table-cell>
          <table:table-cell table:style-name="ce9" office:value-type="string" calcext:value-type="string">
            <text:p>if music is playing, set xnode back to head and <text:span text:style-name="T4">switch to State B, </text:span><text:span text:style-name="T5">if music is stopped, </text:span><text:span text:style-name="T4">switch to State A, </text:span><text:span text:style-name="T5">if music is paused, set xnode back to head and </text:span><text:span text:style-name="T2">toggle pause (play again)</text:span><text:span text:style-name="T4"> </text:span><text:span text:style-name="T5">and </text:span><text:span text:style-name="T4">switch to State B</text:span></text:p>
          </table:table-cell>
          <table:table-cell table:number-columns-repeated="1019"/>
        </table:table-row>
        <table:table-row table:style-name="ro11">
          <table:table-cell table:style-name="ce5" office:value-type="string" calcext:value-type="string">
            <text:p>STOP</text:p>
          </table:table-cell>
          <table:table-cell table:style-name="ce9" office:value-type="string" calcext:value-type="string">
            <text:p>no action</text:p>
          </table:table-cell>
          <table:table-cell table:style-name="ce12" office:value-type="string" calcext:value-type="string">
            <text:p>stop playing, <text:span text:style-name="T4">switch to State A</text:span></text:p>
          </table:table-cell>
          <table:table-cell table:style-name="ce9" office:value-type="string" calcext:value-type="string">
            <text:p><text:span text:style-name="T2">stop playing</text:span>, set xnode back to head, <text:span text:style-name="T4">switch to State A</text:span></text:p>
          </table:table-cell>
          <table:table-cell table:number-columns-repeated="1019"/>
        </table:table-row>
        <table:table-row table:style-name="ro12" table:number-rows-repeated="4">
          <table:table-cell table:number-columns-repeated="1023"/>
        </table:table-row>
        <table:table-row table:style-name="ro13" table:number-rows-repeated="1048560">
          <table:table-cell table:number-columns-repeated="1023"/>
        </table:table-row>
        <table:table-row table:style-name="ro1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0000-00-00T00:00:01.21666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4-08-11T09:44:13.719665600</dc:date>
    <dc:creator>nico </dc:creator>
    <meta:editing-duration>PT9H46M17S</meta:editing-duration>
    <meta:editing-cycles>38</meta:editing-cycles>
    <meta:generator>LibreOffice/4.1.3.2$Linux_x86 LibreOffice_project/70feb7d99726f064edab4605a8ab840c50ec57a</meta:generator>
    <meta:document-statistic meta:table-count="1" meta:cell-count="43" meta:object-count="0"/>
  </office:meta>
</office:document-meta>
</file>